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6981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style:font-name="Verdana"/>
    </style:style>
    <style:style style:name="T8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12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3"><text:placeholder text:placeholder-type="text">&lt;o.sscc if o.order_id.mode == 'WH' else ''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10:15:10.946305806</dc:date>
    <dc:creator>thebrush </dc:creator>
    <meta:editing-duration>PT6H38M6S</meta:editing-duration>
    <meta:editing-cycles>151</meta:editing-cycles>
    <meta:document-statistic meta:table-count="1" meta:image-count="0" meta:object-count="0" meta:page-count="2" meta:paragraph-count="13" meta:word-count="21" meta:character-count="303" meta:non-whitespace-character-count="293"/>
  </office:meta>
</office:document-meta>
</file>